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38000001D3C14B06CC.png" manifest:media-type="image/png"/>
  <manifest:file-entry manifest:full-path="Pictures/TablePreview1.svm" manifest:media-type=""/>
  <manifest:file-entry manifest:full-path="Pictures/TablePreview2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svg:stroke-color="#0000ff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008000" draw:fill="none" draw:textarea-vertical-align="middle"/>
    </style:style>
    <style:style style:name="gr10" style:family="graphic" style:parent-style-name="standard">
      <style:graphic-properties draw:fill="none" draw:opacity="50%" draw:textarea-horizontal-align="justify" draw:textarea-vertical-align="middle" draw:auto-grow-height="false" draw:shadow-offset-x="0.203cm" draw:shadow-offset-y="0.203cm" draw:shadow-opacity="50%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2.541cm" style:use-optimal-column-width="false"/>
    </style:style>
    <style:style style:name="co2" style:family="table-column">
      <style:table-column-properties style:column-width="2.538cm" style:use-optimal-column-width="false"/>
    </style:style>
    <style:style style:name="ro1" style:family="table-row">
      <style:table-row-properties style:row-height="2.541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text-properties fo:font-size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color="#dc2300" fo:font-size="18pt"/>
    </style:style>
    <style:style style:name="T4" style:family="text">
      <style:text-properties fo:color="#0000ff" fo:font-size="18pt"/>
    </style:style>
    <style:style style:name="T5" style:family="text">
      <style:text-properties fo:color="#008000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olyhedra - note</text:p>
          </draw:text-box>
        </draw:frame>
        <draw:frame presentation:style-name="pr2" draw:layer="layout" svg:width="24.639cm" svg:height="12.179cm" svg:x="1.4cm" svg:y="4.914cm" presentation:class="subtitle">
          <draw:text-box>
            <text:p>Cschen 陳鍾樞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1.336cm" svg:height="11.339cm" svg:x="2.358cm" svg:y="3.30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8.813cm" svg:y="12.4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correctness – Fit in L2</text:p>
          </draw:text-box>
        </draw:frame>
        <draw:line draw:style-name="gr3" draw:text-style-name="P1" draw:layer="layout" svg:x1="8.813cm" svg:y1="12.862cm" svg:x2="11.353cm" svg:y2="12.862cm">
          <text:p/>
        </draw:line>
        <draw:line draw:style-name="gr3" draw:text-style-name="P1" draw:layer="layout" svg:x1="18.642cm" svg:y1="12.464cm" svg:x2="18.642cm" svg:y2="14.994cm">
          <text:p/>
        </draw:line>
        <draw:frame draw:style-name="gr4" draw:text-style-name="P2" draw:layer="layout" svg:width="2.18cm" svg:height="1.016cm" svg:x="18.072cm" svg:y="11.808cm">
          <draw:text-box draw:corner-radius="1.778cm">
            <text:p text:style-name="P2"><text:span text:style-name="T1">b1</text:span></text:p>
          </draw:text-box>
        </draw:frame>
        <draw:frame draw:style-name="gr4" draw:text-style-name="P2" draw:layer="layout" svg:width="1.452cm" svg:height="1.016cm" svg:x="7.628cm" svg:y="12.408cm">
          <draw:text-box draw:corner-radius="1.778cm">
            <text:p text:style-name="P2"><text:span text:style-name="T2">a1</text:span></text:p>
          </draw:text-box>
        </draw:frame>
        <draw:custom-shape draw:style-name="gr5" draw:text-style-name="P3" draw:layer="layout" svg:width="8.128cm" svg:height="3.023cm" svg:x="16.764cm" svg:y="4.343cm">
          <text:p text:style-name="P3"><text:span text:style-name="T2">1. </text:span><text:span text:style-name="T3">a1*b1 (k=1)</text:span></text:p>
          <text:p text:style-name="P3"><text:span text:style-name="T2">2. </text:span><text:span text:style-name="T4">aT1*bT1 (k=T+1)</text:span></text:p>
          <text:p text:style-name="P3"><text:span text:style-name="T2">3. </text:span><text:span text:style-name="T5">aT2*bT2 (k=2T+1)</text:span></text:p>
          <draw:enhanced-geometry svg:viewBox="0 0 21600 21600" draw:glue-points="10800 0 0 10800 10800 21600 21600 10800 ?f40 ?f41" draw:text-areas="0 0 21600 21600" draw:type="rectangular-callout" draw:modifiers="-20422.8810431787 8264.285714285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2" draw:layer="layout" svg:width="1.27cm" svg:height="0.962cm" svg:x="12.243cm" svg:y="19.866cm">
          <draw:text-box>
            <text:p text:style-name="P2"><text:span text:style-name="T2">A</text:span></text:p>
          </draw:text-box>
        </draw:frame>
        <draw:frame draw:style-name="gr6" draw:text-style-name="P2" draw:layer="layout" svg:width="1.27cm" svg:height="0.962cm" svg:x="21.443cm" svg:y="19.866cm">
          <draw:text-box>
            <text:p text:style-name="P2"><text:span text:style-name="T2">B</text:span></text:p>
          </draw:text-box>
        </draw:frame>
        <draw:line draw:style-name="gr7" draw:text-style-name="P1" draw:layer="layout" svg:x1="11.412cm" svg:y1="12.861cm" svg:x2="13.952cm" svg:y2="12.861cm">
          <text:p/>
        </draw:line>
        <draw:line draw:style-name="gr7" draw:text-style-name="P1" draw:layer="layout" svg:x1="18.641cm" svg:y1="14.963cm" svg:x2="18.641cm" svg:y2="17.493cm">
          <text:p/>
        </draw:line>
        <draw:line draw:style-name="gr8" draw:text-style-name="P1" draw:layer="layout" svg:x1="12.708cm" svg:y1="11.43cm" svg:x2="12.708cm" svg:y2="12.861cm">
          <text:p/>
        </draw:line>
        <draw:frame draw:style-name="gr4" draw:text-style-name="P2" draw:layer="layout" svg:width="1.796cm" svg:height="1.016cm" svg:x="11.928cm" svg:y="10.608cm">
          <draw:text-box draw:corner-radius="1.778cm">
            <text:p text:style-name="P2"><text:span text:style-name="T2">aT1</text:span></text:p>
          </draw:text-box>
        </draw:frame>
        <draw:line draw:style-name="gr8" draw:text-style-name="P1" draw:layer="layout" svg:x1="17.78cm" svg:y1="16.002cm" svg:x2="18.641cm" svg:y2="16.002cm">
          <text:p/>
        </draw:line>
        <draw:frame draw:style-name="gr4" draw:text-style-name="P2" draw:layer="layout" svg:width="1.578cm" svg:height="1.016cm" svg:x="16.772cm" svg:y="15.708cm">
          <draw:text-box draw:corner-radius="1.778cm">
            <text:p text:style-name="P2"><text:span text:style-name="T1">bT1</text:span></text:p>
          </draw:text-box>
        </draw:frame>
        <draw:line draw:style-name="gr9" draw:text-style-name="P1" draw:layer="layout" svg:x1="18.642cm" svg:y1="17.562cm" svg:x2="18.642cm" svg:y2="20.092cm">
          <text:p/>
        </draw:line>
        <draw:line draw:style-name="gr8" draw:text-style-name="P1" draw:layer="layout" svg:x1="17.781cm" svg:y1="18.601cm" svg:x2="18.642cm" svg:y2="18.601cm">
          <text:p/>
        </draw:line>
        <draw:frame draw:style-name="gr4" draw:text-style-name="P2" draw:layer="layout" svg:width="1.578cm" svg:height="1.016cm" svg:x="16.773cm" svg:y="18.307cm">
          <draw:text-box draw:corner-radius="1.778cm">
            <text:p text:style-name="P2"><text:span text:style-name="T1">bT2</text:span></text:p>
          </draw:text-box>
        </draw:frame>
        <draw:line draw:style-name="gr9" draw:text-style-name="P1" draw:layer="layout" svg:x1="13.911cm" svg:y1="12.862cm" svg:x2="16.451cm" svg:y2="12.862cm">
          <text:p/>
        </draw:line>
        <draw:line draw:style-name="gr8" draw:text-style-name="P1" draw:layer="layout" svg:x1="15.207cm" svg:y1="11.431cm" svg:x2="15.207cm" svg:y2="12.862cm">
          <text:p/>
        </draw:line>
        <draw:frame draw:style-name="gr4" draw:text-style-name="P2" draw:layer="layout" svg:width="1.796cm" svg:height="1.016cm" svg:x="14.427cm" svg:y="10.609cm">
          <draw:text-box draw:corner-radius="1.778cm">
            <text:p text:style-name="P2"><text:span text:style-name="T2">aT2</text:span></text:p>
          </draw:text-box>
        </draw:frame>
        <draw:custom-shape draw:style-name="gr10" draw:text-style-name="P1" draw:layer="layout" svg:width="8.382cm" svg:height="3.302cm" svg:x="8.382cm" svg:y="11.93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94cm" svg:height="8.528cm" svg:x="18.034cm" svg:y="12.04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096cm" svg:height="2.54cm" svg:x="1.27cm" svg:y="16.764cm">
          <text:p text:style-name="P1">Fit in L2 → better </text:p>
          <text:p text:style-name="P1">performance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.842cm" svg:y1="17.018cm" svg:x2="8.382cm" svg:y2="14.646cm">
          <text:p/>
        </draw:line>
        <draw:line draw:style-name="gr8" draw:text-style-name="P1" draw:layer="layout" svg:x1="6.858cm" svg:y1="18.796cm" svg:x2="18.034cm" svg:y2="19.323cm">
          <text:p/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30T11:36:31</meta:creation-date>
    <dc:date>2014-04-30T11:46:07</dc:date>
    <meta:editing-duration>PT3M48S</meta:editing-duration>
    <meta:editing-cycles>2</meta:editing-cycles>
    <meta:generator>LibreOffice/3.5$Linux_X86_64 LibreOffice_project/350m1$Build-2</meta:generator>
    <meta:document-statistic meta:object-count="55"/>
  </office:meta>
</office:document-meta>
</file>